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5.283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5.881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112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3" style:family="table-cell" style:parent-style-name="Default" style:data-style-name="N112">
      <style:text-properties style:font-name="Consolas" fo:font-size="12pt" style:font-name-asian="Consolas" style:font-size-asian="12pt" style:font-size-complex="12pt"/>
    </style:style>
    <style:style style:name="ce4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5" style:family="table-cell" style:parent-style-name="Default">
      <style:text-properties style:font-name="Consolas" fo:font-size="12pt" style:font-name-asian="Consolas" style:font-size-asian="12pt" style:font-size-complex="12pt"/>
    </style:style>
    <style:style style:name="ce6" style:family="table-cell" style:parent-style-name="Default" style:data-style-name="N52">
      <style:table-cell-properties fo:wrap-option="wrap"/>
      <style:text-properties style:use-window-font-color="true" style:text-outline="false" style:text-line-through-style="none" style:text-line-through-typ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style:font-name="Consolas" fo:font-size="12pt" style:font-name-asian="Consola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0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Java概要・環境構築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Javaプログラミング基礎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変数・データ型と演算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制御構文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配列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メソッド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string" calcext:value-type="string">
            <text:p>オブジェクト指向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string" calcext:value-type="string">
            <text:p>オブジェクト指向(応用)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string" calcext:value-type="string">
            <text:p>クラス変数・クラスメソッド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string" calcext:value-type="string">
            <text:p>ファイル操作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ショートハンド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6T18:01:23.141000000</meta:creation-date>
    <dc:date>2022-09-05T20:08:22.426000000</dc:date>
    <meta:editing-duration>PT2H6M45S</meta:editing-duration>
    <meta:editing-cycles>11</meta:editing-cycles>
    <meta:generator>LibreOffice/7.2.3.2$Windows_X86_64 LibreOffice_project/d166454616c1632304285822f9c83ce2e660fd92</meta:generator>
    <meta:document-statistic meta:table-count="1" meta:cell-count="60" meta:object-count="0"/>
  </office:meta>
</office:document-meta>
</file>